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est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header</text:p>
          </table:table-cell>
        </table:table-row>
        <table:table-row table:style-name="ro1">
          <table:table-cell/>
          <table:table-cell office:value-type="string" calcext:value-type="string">
            <text:p>cook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/>
          <table:table-cell office:value-type="string" calcext:value-type="string">
            <text:p>lalalal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owname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row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extmis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pe</text:p>
          </table:table-cell>
        </table:table-row>
        <table:table-row table:style-name="ro1">
          <table:table-cell/>
          <table:table-cell office:value-type="string" calcext:value-type="string">
            <text:p>row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lease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atwasanemptysheet... but this isn't well almost...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 calcext:value-type="string">
            <text:p>ABCD</text:p>
          </table:table-cell>
        </table:table-row>
      </table:table>
      <table:table table:name="Sheet7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</table:table>
      <table:table table:name="Sheet8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</table:table-row>
      </table:table>
      <table:table table:name="Sheet9" table:style-name="ta1">
        <table:table-column table:style-name="co1" table:default-cell-style-name="Default"/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5:01:08.757235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3:54:53.416388632</meta:creation-date>
    <dc:date>2014-07-15T16:22:16.268101546</dc:date>
    <meta:editing-duration>PT3H23M21S</meta:editing-duration>
    <meta:editing-cycles>7</meta:editing-cycles>
    <meta:generator>LibreOffice/4.2.4.2$Linux_X86_64 LibreOffice_project/420m0$Build-2</meta:generator>
    <meta:document-statistic meta:table-count="8" meta:cell-count="54" meta:object-count="0"/>
  </office:meta>
</office:document-meta>
</file>